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rt</text:p>
          </table:table-cell>
          <table:table-cell/>
          <table:table-cell>
            <draw:frame table:end-cell-address="Sheet1.P31" table:end-x="20.05mm" table:end-y="4.59mm" draw:z-index="0" draw:name="차트 11" draw:style-name="gr1" draw:text-style-name="P1" svg:width="230.65mm" svg:height="140.99mm" svg:x="0.2mm" svg:y="4.79mm">
              <draw:object draw:notify-on-update-of-ranges="Sheet1.B3:Sheet1.C14 Sheet1.D2:Sheet1.D2 Sheet1.D3:Sheet1.D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_arr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_arr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_arr</text:p>
          </table:table-cell>
          <table:table-cell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trr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3909" calcext:value-type="float">
            <text:p>390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trr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21:48:22.39653851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8T21:49:56.000081899</dc:date>
    <meta:generator>LibreOffice/6.0.6.1$Linux_X86_64 LibreOffice_project/00$Build-1</meta:generator>
    <meta:editing-duration>PT13M45S</meta:editing-duration>
    <meta:editing-cycles>9</meta:editing-cycles>
    <meta:document-statistic meta:table-count="1" meta:cell-count="28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44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4.1cm" xlink:href=".." xlink:type="simple" chart:class="chart:bar" chart:style-name="ch1">
        <chart:title svg:x="8.679cm" svg:y="0.418cm" chart:style-name="ch2">
          <text:p>array sort - sorted</text:p>
        </chart:title>
        <chart:legend chart:legend-position="bottom" svg:x="11.031cm" svg:y="13.58cm" style:legend-expansion="wide" chart:style-name="ch3"/>
        <chart:plot-area chart:style-name="ch4" table:cell-range-address="Sheet1.B2:Sheet1.D14" chart:data-source-has-labels="both" svg:x="1.647cm" svg:y="1.631cm" svg:width="20.958cm" svg:height="10.327cm">
          <chartooo:coordinate-region svg:x="4.073cm" svg:y="2.051cm" svg:width="18.532cm" svg:height="9.907cm"/>
          <chart:axis chart:dimension="x" chart:name="primary-x" chart:style-name="ch5" chartooo:axis-type="auto">
            <chartooo:date-scale/>
            <chart:title svg:x="0.384cm" svg:y="7.646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6.983cm" svg:y="0.692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_arr</text:p>
                <text:list>
                  <text:list-item>
                    <text:p>1e2</text:p>
                  </text:list-item>
                  <text:list-item>
                    <text:p>addon_arr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20">
                <text:p>20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1e2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2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e2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e3 addon_arr</text:p>
                <text:list>
                  <text:list-item>
                    <text:p>1e3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e3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e3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e3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e4 addon_arr</text:p>
                <text:list>
                  <text:list-item>
                    <text:p>1e4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e4 addon_trr</text:p>
                <text:list>
                  <text:list-item>
                    <text:p/>
                  </text:list-item>
                  <text:list-item>
                    <text:p>addon_trr</text:p>
                  </text:list-item>
                </text:list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e4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3909">
                <text:p>3909</text:p>
              </table:table-cell>
            </table:table-row>
            <table:table-row>
              <table:table-cell office:value-type="string">
                <text:p>1e4 node_trr</text:p>
                <text:list>
                  <text:list-item>
                    <text:p/>
                  </text:list-item>
                  <text:list-item>
                    <text:p>node_trr</text:p>
                  </text:list-item>
                </text:list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